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081cm" svg:stroke-color="#de6c3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4371ef" draw:marker-start-width="0.321cm" draw:marker-end-width="0.321cm" draw:fill="none" draw:textarea-vertical-align="middle" draw:auto-grow-height="false" fo:min-height="5.883cm" fo:min-width="0cm" fo:padding-top="0.165cm" fo:padding-bottom="0.165cm" fo:padding-left="0.29cm" fo:padding-right="0.29cm" fo:wrap-option="wrap"/>
    </style:style>
    <style:style style:name="gr4" style:family="graphic" style:parent-style-name="standard">
      <style:graphic-properties svg:stroke-width="0.081cm" svg:stroke-color="#4371ef" draw:marker-start-width="0.321cm" draw:marker-end-width="0.321cm" draw:fill="none" draw:textarea-vertical-align="middle" draw:auto-grow-height="false" fo:min-height="4.927cm" fo:min-width="0cm" fo:padding-top="0.165cm" fo:padding-bottom="0.165cm" fo:padding-left="0.29cm" fo:padding-right="0.29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274cm"/>
      <style:paragraph-properties style:writing-mode="lr-tb"/>
    </style:style>
    <style:style style:name="gr6" style:family="graphic" style:parent-style-name="standard">
      <style:graphic-properties svg:stroke-width="0.081cm" svg:stroke-color="#4371ef" draw:marker-start-width="0.321cm" draw:marker-end-width="0.321cm" draw:fill="none" draw:textarea-vertical-align="middle" draw:auto-grow-height="false" fo:min-height="3.981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svg:stroke-width="0.081cm" svg:stroke-color="#de6c3f" draw:marker-start-width="0.321cm" draw:marker-end-width="0.321cm" draw:fill="none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8" style:family="graphic" style:parent-style-name="standard">
      <style:graphic-properties svg:stroke-color="#4371ef" draw:fill-color="#4371e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9bc087" draw:fill-color="#9bc087" draw:textarea-horizontal-align="justify" draw:textarea-vertical-align="middle" draw:auto-grow-height="false" fo:min-height="0cm" fo:min-width="0cm"/>
    </style:style>
    <style:style style:name="P1" style:family="paragraph">
      <style:text-properties fo:color="#9bc087" loext:opacity="100%"/>
    </style:style>
    <style:style style:name="P2" style:family="paragraph">
      <loext:graphic-properties draw:fill="none" draw:fill-color="#ffffff"/>
      <style:text-properties fo:color="#9bc087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9bc087" loext:opacity="100%"/>
    </style:style>
    <style:style style:name="P5" style:family="paragraph">
      <loext:graphic-properties draw:fill="none"/>
      <style:paragraph-properties fo:text-align="center"/>
      <style:text-properties fo:color="#4371ef" loext:opacity="100%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4371ef"/>
      <style:paragraph-properties fo:text-align="center"/>
    </style:style>
    <style:style style:name="P8" style:family="paragraph">
      <loext:graphic-properties draw:fill-color="#9bc087"/>
      <style:paragraph-properties fo:text-align="center"/>
    </style:style>
    <style:style style:name="T1" style:family="text">
      <style:text-properties fo:color="#9bc087" loext:opacity="100%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53cm" svg:height="0.962cm" svg:x="1.505cm" svg:y="1.08cm">
          <draw:text-box>
            <text:p text:style-name="P1"><text:span text:style-name="T1">1</text:span></text:p>
          </draw:text-box>
        </draw:frame>
        <draw:line draw:style-name="gr2" draw:text-style-name="P3" draw:layer="layout" svg:x1="1.61cm" svg:y1="2.032cm" svg:x2="2.245cm" svg:y2="2.032cm">
          <text:p/>
        </draw:line>
        <draw:line draw:style-name="gr2" draw:text-style-name="P3" draw:layer="layout" svg:x1="2.611cm" svg:y1="2.032cm" svg:x2="3.246cm" svg:y2="2.032cm">
          <text:p/>
        </draw:line>
        <draw:line draw:style-name="gr2" draw:text-style-name="P3" draw:layer="layout" svg:x1="3.612cm" svg:y1="2.032cm" svg:x2="4.247cm" svg:y2="2.032cm">
          <text:p/>
        </draw:line>
        <draw:line draw:style-name="gr2" draw:text-style-name="P3" draw:layer="layout" svg:x1="4.613cm" svg:y1="2.032cm" svg:x2="5.248cm" svg:y2="2.032cm">
          <text:p/>
        </draw:line>
        <draw:line draw:style-name="gr2" draw:text-style-name="P3" draw:layer="layout" svg:x1="5.614cm" svg:y1="2.032cm" svg:x2="6.249cm" svg:y2="2.032cm">
          <text:p/>
        </draw:line>
        <draw:line draw:style-name="gr2" draw:text-style-name="P3" draw:layer="layout" svg:x1="6.615cm" svg:y1="2.032cm" svg:x2="7.25cm" svg:y2="2.032cm">
          <text:p/>
        </draw:line>
        <draw:line draw:style-name="gr2" draw:text-style-name="P3" draw:layer="layout" svg:x1="7.616cm" svg:y1="2.032cm" svg:x2="8.251cm" svg:y2="2.032cm">
          <text:p/>
        </draw:line>
        <draw:line draw:style-name="gr2" draw:text-style-name="P3" draw:layer="layout" svg:x1="8.617cm" svg:y1="2.032cm" svg:x2="9.252cm" svg:y2="2.032cm">
          <text:p/>
        </draw:line>
        <draw:line draw:style-name="gr2" draw:text-style-name="P3" draw:layer="layout" svg:x1="1.61cm" svg:y1="5.032cm" svg:x2="2.245cm" svg:y2="5.032cm">
          <text:p/>
        </draw:line>
        <draw:line draw:style-name="gr2" draw:text-style-name="P3" draw:layer="layout" svg:x1="2.611cm" svg:y1="5.032cm" svg:x2="3.246cm" svg:y2="5.032cm">
          <text:p/>
        </draw:line>
        <draw:line draw:style-name="gr2" draw:text-style-name="P3" draw:layer="layout" svg:x1="3.612cm" svg:y1="5.032cm" svg:x2="4.247cm" svg:y2="5.032cm">
          <text:p/>
        </draw:line>
        <draw:line draw:style-name="gr2" draw:text-style-name="P3" draw:layer="layout" svg:x1="4.613cm" svg:y1="5.032cm" svg:x2="5.248cm" svg:y2="5.032cm">
          <text:p/>
        </draw:line>
        <draw:line draw:style-name="gr2" draw:text-style-name="P3" draw:layer="layout" svg:x1="5.614cm" svg:y1="5.032cm" svg:x2="6.249cm" svg:y2="5.032cm">
          <text:p/>
        </draw:line>
        <draw:line draw:style-name="gr2" draw:text-style-name="P3" draw:layer="layout" svg:x1="6.615cm" svg:y1="5.032cm" svg:x2="7.25cm" svg:y2="5.032cm">
          <text:p/>
        </draw:line>
        <draw:line draw:style-name="gr2" draw:text-style-name="P3" draw:layer="layout" svg:x1="7.616cm" svg:y1="5.032cm" svg:x2="8.251cm" svg:y2="5.032cm">
          <text:p/>
        </draw:line>
        <draw:line draw:style-name="gr2" draw:text-style-name="P4" draw:layer="layout" svg:x1="8.617cm" svg:y1="5.032cm" svg:x2="9.252cm" svg:y2="5.032cm">
          <text:p/>
        </draw:line>
        <draw:frame draw:style-name="gr1" draw:text-style-name="P2" draw:layer="layout" svg:width="0.853cm" svg:height="0.962cm" svg:x="7.506cm" svg:y="4.08cm">
          <draw:text-box>
            <text:p text:style-name="P1">0</text:p>
          </draw:text-box>
        </draw:frame>
        <draw:frame draw:style-name="gr1" draw:text-style-name="P2" draw:layer="layout" svg:width="0.853cm" svg:height="0.962cm" svg:x="8.507cm" svg:y="4.08cm">
          <draw:text-box>
            <text:p text:style-name="P1">0</text:p>
          </draw:text-box>
        </draw:frame>
        <draw:line draw:style-name="gr2" draw:text-style-name="P3" draw:layer="layout" svg:x1="1.59cm" svg:y1="8.048cm" svg:x2="2.225cm" svg:y2="8.048cm">
          <text:p/>
        </draw:line>
        <draw:line draw:style-name="gr2" draw:text-style-name="P3" draw:layer="layout" svg:x1="2.591cm" svg:y1="8.048cm" svg:x2="3.226cm" svg:y2="8.048cm">
          <text:p/>
        </draw:line>
        <draw:line draw:style-name="gr2" draw:text-style-name="P3" draw:layer="layout" svg:x1="3.592cm" svg:y1="8.048cm" svg:x2="4.227cm" svg:y2="8.048cm">
          <text:p/>
        </draw:line>
        <draw:line draw:style-name="gr2" draw:text-style-name="P3" draw:layer="layout" svg:x1="4.593cm" svg:y1="8.048cm" svg:x2="5.228cm" svg:y2="8.048cm">
          <text:p/>
        </draw:line>
        <draw:line draw:style-name="gr2" draw:text-style-name="P3" draw:layer="layout" svg:x1="5.594cm" svg:y1="8.048cm" svg:x2="6.229cm" svg:y2="8.048cm">
          <text:p/>
        </draw:line>
        <draw:line draw:style-name="gr2" draw:text-style-name="P3" draw:layer="layout" svg:x1="6.595cm" svg:y1="8.048cm" svg:x2="7.23cm" svg:y2="8.048cm">
          <text:p/>
        </draw:line>
        <draw:line draw:style-name="gr2" draw:text-style-name="P3" draw:layer="layout" svg:x1="7.596cm" svg:y1="8.048cm" svg:x2="8.231cm" svg:y2="8.048cm">
          <text:p/>
        </draw:line>
        <draw:line draw:style-name="gr2" draw:text-style-name="P3" draw:layer="layout" svg:x1="8.597cm" svg:y1="8.048cm" svg:x2="9.232cm" svg:y2="8.048cm">
          <text:p/>
        </draw:line>
        <draw:frame draw:style-name="gr1" draw:text-style-name="P2" draw:layer="layout" svg:width="0.853cm" svg:height="0.962cm" svg:x="7.486cm" svg:y="7.096cm">
          <draw:text-box>
            <text:p text:style-name="P1">0</text:p>
          </draw:text-box>
        </draw:frame>
        <draw:frame draw:style-name="gr1" draw:text-style-name="P2" draw:layer="layout" svg:width="0.853cm" svg:height="0.962cm" svg:x="8.487cm" svg:y="7.096cm">
          <draw:text-box>
            <text:p text:style-name="P1">0</text:p>
          </draw:text-box>
        </draw:frame>
        <draw:frame draw:style-name="gr1" draw:text-style-name="P2" draw:layer="layout" svg:width="0.853cm" svg:height="0.962cm" svg:x="1.506cm" svg:y="7.08cm">
          <draw:text-box>
            <text:p text:style-name="P1">1</text:p>
          </draw:text-box>
        </draw:frame>
        <draw:custom-shape draw:style-name="gr3" draw:text-style-name="P5" draw:layer="layout" svg:width="0.432cm" svg:height="6.553cm" draw:transform="rotate (1.5707963267949) translate (2.662cm 2.78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6" draw:layer="layout" svg:width="4.46cm" svg:height="0.962cm" svg:x="3.715cm" svg:y="2.782cm">
          <draw:text-box>
            <text:p>2<text:span text:style-name="T2">7</text:span> = 128 ways</text:p>
          </draw:text-box>
        </draw:frame>
        <draw:custom-shape draw:style-name="gr4" draw:text-style-name="P5" draw:layer="layout" svg:width="0.432cm" svg:height="5.545cm" draw:transform="rotate (1.5707963267949) translate (1.662cm 5.76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4.357cm" svg:height="0.962cm" svg:x="2.315cm" svg:y="5.762cm">
          <draw:text-box>
            <text:p>2<text:span text:style-name="T2">6</text:span> = 64 ways</text:p>
          </draw:text-box>
        </draw:frame>
        <draw:custom-shape draw:style-name="gr6" draw:text-style-name="P5" draw:layer="layout" svg:width="0.432cm" svg:height="4.547cm" draw:transform="rotate (1.5707963267949) translate (2.645cm 8.76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4.357cm" svg:height="0.962cm" svg:x="2.816cm" svg:y="8.762cm">
          <draw:text-box>
            <text:p>2<text:span text:style-name="T2">5</text:span> = 32 ways</text:p>
          </draw:text-box>
        </draw:frame>
        <draw:custom-shape draw:style-name="gr7" draw:text-style-name="P3" draw:layer="layout" svg:width="1.27cm" svg:height="1.27cm" svg:x="3.863cm" svg:y="13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5.133cm" svg:y="13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6.41cm" svg:y="13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3.863cm" svg:y="14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5.133cm" svg:y="14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6.41cm" svg:y="14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3.863cm" svg:y="15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5.133cm" svg:y="15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6.41cm" svg:y="15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3.863cm" svg:y="17.1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5.133cm" svg:y="17.1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6.41cm" svg:y="17.1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318cm" svg:height="0.318cm" svg:x="4.339cm" svg:y="1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4.34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4.341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4.342cm" svg:y="1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5.609cm" svg:y="1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5.609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6.886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6.886cm" svg:y="1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6.587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7.188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318cm" svg:height="0.318cm" svg:x="5.623cm" svg:y="14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5.31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5.919cm" svg:y="13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7cm" svg:height="1.27cm" svg:x="8.364cm" svg:y="13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9.634cm" svg:y="13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0.911cm" svg:y="13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8.364cm" svg:y="14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9.634cm" svg:y="14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0.911cm" svg:y="14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8.364cm" svg:y="15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9.634cm" svg:y="15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0.911cm" svg:y="15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8.364cm" svg:y="17.1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9.634cm" svg:y="17.1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0.911cm" svg:y="17.1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318cm" svg:height="0.318cm" svg:x="8.84cm" svg:y="1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8.541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8.842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8.843cm" svg:y="1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0.11cm" svg:y="1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0.11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1.387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1.387cm" svg:y="1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1.387cm" svg:y="1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1.387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318cm" svg:height="0.318cm" svg:x="9.124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0.11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0.11cm" svg:y="13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7cm" svg:height="1.27cm" svg:x="12.865cm" svg:y="13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135cm" svg:y="13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412cm" svg:y="13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2.865cm" svg:y="14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135cm" svg:y="14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412cm" svg:y="14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2.865cm" svg:y="15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135cm" svg:y="15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412cm" svg:y="15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2.865cm" svg:y="17.1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135cm" svg:y="17.1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412cm" svg:y="17.1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318cm" svg:height="0.318cm" svg:x="13.341cm" svg:y="1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3.643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4.611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4.611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5.888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5.888cm" svg:y="1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3.04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5.888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8" draw:layer="layout" svg:width="0.318cm" svg:height="0.318cm" svg:x="15.893cm" svg:y="14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318cm" svg:height="0.318cm" svg:x="15.588cm" svg:y="13.5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318cm" svg:height="0.318cm" svg:x="16.189cm" svg:y="13.5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7" draw:layer="layout" svg:width="0.318cm" svg:height="0.318cm" svg:x="13.644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3.041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6T01:23:27.194588371</meta:creation-date>
    <dc:date>2022-04-06T08:26:56.111573375</dc:date>
    <meta:editing-duration>PT9M49S</meta:editing-duration>
    <meta:editing-cycles>2</meta:editing-cycles>
    <meta:generator>LibreOffice/7.2.5.2$Linux_X86_64 LibreOffice_project/20$Build-2</meta:generator>
    <meta:document-statistic meta:object-count="112"/>
  </office:meta>
</office:document-meta>
</file>